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family-generic="modern" style:font-pitch="fixed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/>
    <style:font-face style:name="Font Awesome 6 Free Solid2" svg:font-family="'Font Awesome 6 Free Solid'" style:font-adornments="Regular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0.498cm" fo:min-width="0.993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5.042cm" fo:min-width="9.85cm" loext:decorative="false"/>
    </style:style>
    <style:style style:name="gr24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style:text-properties fo:color="#228833" loext:opacity="100%"/>
    </style:style>
    <style:style style:name="P12" style:family="paragraph">
      <loext:graphic-properties draw:fill="none"/>
      <style:text-properties fo:color="#228833" loext:opacity="100%"/>
    </style:style>
    <style:style style:name="P13" style:family="paragraph">
      <style:text-properties fo:color="#aa3377" loext:opacity="100%"/>
    </style:style>
    <style:style style:name="P14" style:family="paragraph">
      <loext:graphic-properties draw:fill="none"/>
      <style:text-properties fo:color="#aa3377" loext:opacity="100%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47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4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2" draw:layer="layout" svg:width="1.912cm" svg:height="1.661cm" svg:x="5.823cm" svg:y="9.959cm">
          <draw:text-box>
            <text:p text:style-name="P11"><text:span text:style-name="T1"></text:span></text:p>
          </draw:text-box>
        </draw:frame>
        <draw:frame draw:style-name="gr20" draw:text-style-name="P14" draw:layer="layout" svg:width="1.912cm" svg:height="1.661cm" svg:x="9.084cm" svg:y="2.88cm">
          <draw:text-box>
            <text:p text:style-name="P13"><text:span text:style-name="T1">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21" draw:text-style-name="P16" draw:layer="layout" svg:width="28.049cm" svg:height="4.715cm" svg:x="0.098cm" svg:y="3.457cm">
          <draw:text-box>
            <text:p text:style-name="P15"><text:span text:style-name="T2"></text:span><text:span text:style-name="T3"></text:span><text:span text:style-name="T4"></text:span><text:span text:style-name="T3"></text:span><text:span text:style-name="T4"></text:span><text:span text:style-name="T3"></text:span><text:span text:style-name="T3">?  +</text:span></text:p>
            <text:p text:style-name="P15"><text:span text:style-name="T3"/></text:p>
            <text:p text:style-name="P15"><text:span text:style-name="T3"></text:span><text:span text:style-name="T3">$</text:span><text:span text:style-name="T4"></text:span><text:span text:style-name="T3"></text:span></text:p>
            <text:p text:style-name="P15"><text:span text:style-name="T3"/></text:p>
            <text:p text:style-name="P15"><text:span text:style-name="T3"></text:span><text:span text:style-name="T5"></text:span><text:span text:style-name="T3"></text:span><text:span text:style-name="T5"></text:span><text:span text:style-name="T3"></text:span><text:span text:style-name="T5"></text:span></text:p>
            <text:p text:style-name="P15"><text:span text:style-name="T3"/></text:p>
            <text:p text:style-name="P15"><text:span text:style-name="T3"></text:span><text:span text:style-name="T3"></text:span><text:span text:style-name="T4"></text:span></text:p>
            <text:p text:style-name="P15"><text:span text:style-name="T3"/></text:p>
            <text:p text:style-name="P15"><text:span text:style-name="T3"></text:span><text:span text:style-name="T4"></text:span><text:span text:style-name="T3"></text:span></text:p>
          </draw:text-box>
        </draw:frame>
        <draw:custom-shape draw:style-name="gr22" draw:text-style-name="P4" draw:layer="layout" svg:width="4.996cm" svg:height="3.387cm" svg:x="4.656cm" svg:y="8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0.35cm" svg:height="5.292cm" svg:x="5.567cm" svg:y="9.386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0.324cm" svg:y1="16.454cm" svg:x2="12.773cm" svg:y2="16.454cm">
          <text:p/>
        </draw:line>
        <draw:custom-shape draw:style-name="gr25" draw:text-style-name="P4" draw:layer="layout" svg:width="1.291cm" svg:height="4.17cm" svg:x="20.007cm" svg:y="6.9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family-generic="modern" style:font-pitch="fixed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/>
    <style:font-face style:name="Font Awesome 6 Free Solid2" svg:font-family="'Font Awesome 6 Free Solid'" style:font-adornments="Regular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2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5H37M35S</meta:editing-duration>
    <meta:editing-cycles>15</meta:editing-cycles>
    <meta:generator>LibreOffice/7.6.4.1$Linux_X86_64 LibreOffice_project/60$Build-1</meta:generator>
    <dc:title>A4LandscapeDejavu</dc:title>
    <dc:date>2024-01-31T17:52:10.403073357</dc:date>
    <meta:print-date>2024-01-24T20:46:40.384039008</meta:print-date>
    <meta:printed-by>PDF files</meta:printed-by>
    <meta:document-statistic meta:object-count="85"/>
    <meta:user-defined meta:name="Author">PGLPM</meta:user-defined>
  </office:meta>
</office:document-meta>
</file>